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Times" svg:font-family="Times" style:font-family-generic="roman" style:font-pitch="variable"/>
  </office:font-face-decls>
  <office:automatic-styles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3.782cm" style:rel-column-width="14581*"/>
    </style:style>
    <style:style style:name="Таблица3.B" style:family="table-column">
      <style:table-column-properties style:column-width="13.217cm" style:rel-column-width="50954*"/>
    </style:style>
    <style:style style:name="Таблица3.A1" style:family="table-cell">
      <style:table-cell-properties fo:padding="0.097cm" fo:border="none"/>
    </style:style>
    <style:style style:name="Таблица1" style:family="table">
      <style:table-properties style:width="16.999cm" table:align="margins" style:may-break-between-rows="false"/>
    </style:style>
    <style:style style:name="Таблица1.A" style:family="table-column">
      <style:table-column-properties style:column-width="0.875cm" style:rel-column-width="3373*"/>
    </style:style>
    <style:style style:name="Таблица1.B" style:family="table-column">
      <style:table-column-properties style:column-width="4.657cm" style:rel-column-width="17956*"/>
    </style:style>
    <style:style style:name="Таблица1.C" style:family="table-column">
      <style:table-column-properties style:column-width="2.007cm" style:rel-column-width="7740*"/>
    </style:style>
    <style:style style:name="Таблица1.D" style:family="table-column">
      <style:table-column-properties style:column-width="1.909cm" style:rel-column-width="7359*"/>
    </style:style>
    <style:style style:name="Таблица1.E" style:family="table-column">
      <style:table-column-properties style:column-width="5.052cm" style:rel-column-width="19473*"/>
    </style:style>
    <style:style style:name="Таблица1.F" style:family="table-column">
      <style:table-column-properties style:column-width="2.499cm" style:rel-column-width="9634*"/>
    </style:style>
    <style:style style:name="Таблица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1.F1" style:family="table-cell">
      <style:table-cell-properties fo:padding="0.097cm" fo:border="0.035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="none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рганизация &lt;:Организация.Название:&gt;</text:p>
      <text:p text:style-name="P1">ИНН &lt;:Организация.ИНН:&gt;</text:p>
      <text:p text:style-name="P2">Приходная накладная № &lt;:Документ.Номер:&gt;</text:p>
      <text:p text:style-name="P3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Standard">Входной документ: </text:p>
            </table:table-cell>
            <table:table-cell table:style-name="Таблица3.A1" office:value-type="string">
              <text:p text:style-name="P3">&lt;:Документ.Входной документ:&gt;</text:p>
            </table:table-cell>
          </table:table-row>
        </table:table-header-rows>
        <table:table-row>
          <table:table-cell table:style-name="Таблица3.A1" office:value-type="string">
            <text:p text:style-name="Standard">От:</text:p>
          </table:table-cell>
          <table:table-cell table:style-name="Таблица3.A1" office:value-type="string">
            <text:p text:style-name="P3">&lt;:Документ.Дата:&gt;</text:p>
          </table:table-cell>
        </table:table-row>
        <table:table-row>
          <table:table-cell table:style-name="Таблица3.A1" office:value-type="string">
            <text:p text:style-name="Standard">Продавец:</text:p>
          </table:table-cell>
          <table:table-cell table:style-name="Таблица3.A1" office:value-type="string">
            <text:p text:style-name="P3">&lt;:Документ.Продавец:&gt;</text:p>
          </table:table-cell>
        </table:table-row>
        <table:table-row>
          <table:table-cell table:style-name="Таблица3.A1" office:value-type="string">
            <text:p text:style-name="Standard">Склад:</text:p>
          </table:table-cell>
          <table:table-cell table:style-name="Таблица3.A1" office:value-type="string">
            <text:p text:style-name="P3">&lt;:Документ.Склад:&gt;</text:p>
          </table:table-cell>
        </table:table-row>
      </table:table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4">№ п.п.</text:p>
          </table:table-cell>
          <table:table-cell table:style-name="Таблица1.A1" office:value-type="string">
            <text:p text:style-name="P4">Наименование</text:p>
          </table:table-cell>
          <table:table-cell table:style-name="Таблица1.A1" office:value-type="string">
            <text:p text:style-name="P4">Количество</text:p>
          </table:table-cell>
          <table:table-cell table:style-name="Таблица1.A1" office:value-type="string">
            <text:p text:style-name="P4">Стоимость</text:p>
          </table:table-cell>
          <table:table-cell table:style-name="Таблица1.A1" office:value-type="string">
            <text:p text:style-name="P4">Примечание</text:p>
          </table:table-cell>
          <table:table-cell table:style-name="Таблица1.F1" office:value-type="string">
            <text:p text:style-name="P4">Сумма</text:p>
          </table:table-cell>
        </table:table-row>
        <table:table-row>
          <table:table-cell table:style-name="Таблица1.A2" office:value-type="string">
            <text:p text:style-name="Table_20_Contents">&lt;:npp:&gt;</text:p>
          </table:table-cell>
          <table:table-cell table:style-name="Таблица1.A2" office:value-type="string">
            <text:p text:style-name="Table_20_Contents">&lt;:f1:&gt;[:table_section:]</text:p>
          </table:table-cell>
          <table:table-cell table:style-name="Таблица1.A2" office:value-type="string">
            <text:p text:style-name="Table_20_Contents">&lt;:f2:&gt;</text:p>
          </table:table-cell>
          <table:table-cell table:style-name="Таблица1.A2" office:value-type="string">
            <text:p text:style-name="Table_20_Contents">&lt;:f3:&gt;</text:p>
          </table:table-cell>
          <table:table-cell table:style-name="Таблица1.A2" office:value-type="string">
            <text:p text:style-name="Table_20_Contents">&lt;:f4:&gt;</text:p>
          </table:table-cell>
          <table:table-cell table:style-name="Таблица1.F2" office:value-type="string">
            <text:p text:style-name="Table_20_Contents">&lt;:f5:&gt;</text:p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3" table:number-columns-spanned="5" office:value-type="string">
            <text:p text:style-name="Table_20_Contents">Всего наименований <text:span text:style-name="T1"><text:s/></text:span>&lt;:всего наименований:&gt; <text:span text:style-name="T1"><text:s/></text:span>на сумму<text:span text:style-name="T2"> &lt;:Итого:&gt;</text:span><text:span text:style-name="T1"> </text:span><text:span text:style-name="T2">руб.</text:span></text:p>
            <text:p text:style-name="P5">Сумма: <text:span text:style-name="T3">&lt;:Итого прописью:&gt;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Standard">Сдал: &lt;:Сдал:&gt;</text:p>
            </table:table-cell>
            <table:table-cell table:style-name="Таблица2.A1" office:value-type="string">
              <text:p text:style-name="Table_20_Contents">Принял: &lt;:Принял:&gt;</text:p>
            </table:table-cell>
          </table:table-row>
        </table:table-header-rows>
      </table:table>
      <text:p text:style-name="Standard"/>
      <text:p text:style-name="Standard"/>
      <text:p text:style-name="Standard">Главный бухгалтер _______________ ( &lt;:Организация.Главбух:&gt;<text:span text:style-name="T3"> </text:span>) <text:tab/><text:tab/>М.П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ru" fo:country="RU" style:font-name-asian="Nimbus Sans L" style:font-size-asian="12pt" style:language-asian="ru" style:country-asian="RU" style:font-name-complex="Nimbus Sans 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5-07-12T11:55:25</meta:creation-date>
    <dc:date>2005-11-01T16:29:20</dc:date>
    <dc:language>ru-RU</dc:language>
    <meta:editing-cycles>38</meta:editing-cycles>
    <meta:editing-duration>PT2H29M52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5" meta:word-count="50" meta:character-count="518"/>
  </office:meta>
</office:document-meta>
</file>